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d04" officeooo:paragraph-rsid="00037d04"/>
    </style:style>
    <style:style style:name="P2" style:family="paragraph" style:parent-style-name="Standard" style:list-style-name="L1">
      <style:text-properties officeooo:rsid="00037d04" officeooo:paragraph-rsid="00037d04"/>
    </style:style>
    <style:style style:name="P3" style:family="paragraph" style:parent-style-name="Standard" style:list-style-name="L2">
      <style:text-properties officeooo:rsid="00037d04" officeooo:paragraph-rsid="00037d04"/>
    </style:style>
    <style:style style:name="P4" style:family="paragraph" style:parent-style-name="Standard" style:list-style-name="L3">
      <style:text-properties officeooo:rsid="00037d04" officeooo:paragraph-rsid="00037d04"/>
    </style:style>
    <style:style style:name="P5" style:family="paragraph" style:parent-style-name="Standard" style:list-style-name="L4">
      <style:text-properties officeooo:rsid="00037d04" officeooo:paragraph-rsid="00037d04"/>
    </style:style>
    <style:style style:name="P6" style:family="paragraph" style:parent-style-name="Standard" style:list-style-name="L4">
      <style:text-properties officeooo:rsid="00049f9c" officeooo:paragraph-rsid="00049f9c"/>
    </style:style>
    <style:style style:name="P7" style:family="paragraph" style:parent-style-name="Standard">
      <style:text-properties officeooo:rsid="00049f9c" officeooo:paragraph-rsid="00049f9c"/>
    </style:style>
    <style:style style:name="P8" style:family="paragraph" style:parent-style-name="Standard">
      <style:text-properties officeooo:rsid="00063909" officeooo:paragraph-rsid="00063909"/>
    </style:style>
    <style:style style:name="T1" style:family="text">
      <style:text-properties officeooo:rsid="00049f9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Principles of Scientific Management by Fredrick Winslow Taylor</text:p>
      <text:p text:style-name="P1"/>
      <text:p text:style-name="P1"/>
      <text:p text:style-name="P1">1. <text:span text:style-name="T2">Science, not thumb rule</text:span></text:p>
      <text:p text:style-name="P1"/>
      <text:list xml:id="list580282620770941778" text:style-name="L1">
        <text:list-item>
          <text:p text:style-name="P2">Not to follow old techniques as a thumb rule and drag with them through years of doing work.</text:p>
        </text:list-item>
        <text:list-item>
          <text:p text:style-name="P2">Constantly experiment with new techniques to mke things simple, easy and quick.</text:p>
          <text:p text:style-name="P2"/>
        </text:list-item>
      </text:list>
      <text:p text:style-name="P1"/>
      <text:p text:style-name="P1">2. <text:span text:style-name="T2">Harmony, not discord</text:span></text:p>
      <text:p text:style-name="P1"/>
      <text:list xml:id="list2682191697228472864" text:style-name="L2">
        <text:list-item>
          <text:p text:style-name="P3">Management and labour should work hand-in-hand.</text:p>
        </text:list-item>
        <text:list-item>
          <text:p text:style-name="P3">They should ackowledge each other’s presence to be indispensable in any organisation.</text:p>
        </text:list-item>
        <text:list-item>
          <text:p text:style-name="P3">Situation called as “ Mental Revolution”</text:p>
        </text:list-item>
        <text:list-item>
          <text:p text:style-name="P3">Would reolve conflicts b/w them and be beneficial to all.</text:p>
        </text:list-item>
      </text:list>
      <text:p text:style-name="P1"/>
      <text:p text:style-name="P1">3. <text:span text:style-name="T2">Cooperation, not individualism</text:span></text:p>
      <text:p text:style-name="P1"/>
      <text:list xml:id="list8572993202192773170" text:style-name="L3">
        <text:list-item>
          <text:p text:style-name="P4">All activites done by different people must be carried out with spirit of utual cooperation.</text:p>
        </text:list-item>
        <text:list-item>
          <text:p text:style-name="P4">Manager and workers should jointly determine standards.</text:p>
        </text:list-item>
        <text:list-item>
          <text:p text:style-name="P4">Increases involvements and hence responsibility</text:p>
        </text:list-item>
      </text:list>
      <text:p text:style-name="P1"/>
      <text:p text:style-name="P1">4. <text:span text:style-name="T2">Development of each and every person to his/her greatest efficiency and prosperity;</text:span></text:p>
      <text:p text:style-name="P1"/>
      <text:list xml:id="list25475020099292687" text:style-name="L4">
        <text:list-item>
          <text:p text:style-name="P5">efficiency of each person associated to an org should be recognised and properly <text:span text:style-name="T1">taken care of.</text:span></text:p>
        </text:list-item>
        <text:list-item>
          <text:p text:style-name="P6">Each worker should be alloted work acc. to their ability and inteerst. </text:p>
        </text:list-item>
        <text:list-item>
          <text:p text:style-name="P6">Sense of enthusiasm and feeling of belongingness.</text:p>
        </text:list-item>
      </text:list>
      <text:p text:style-name="P7"/>
      <text:p text:style-name="P7"/>
      <text:p text:style-name="P7"/>
      <text:p text:style-name="P8">Father of scientific managment</text:p>
      <text:p text:style-name="P8">increasig efficiency in production</text:p>
      <text:p text:style-name="P8">lower costs and raise profit </text:p>
      <text:p text:style-name="P8">gte increaesd pay for workers through their higher productiivty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9:19:37.677770375</meta:creation-date>
    <meta:generator>LibreOffice/5.1.6.2$Linux_X86_64 LibreOffice_project/10m0$Build-2</meta:generator>
    <dc:date>2019-02-10T23:28:42.100003350</dc:date>
    <meta:editing-duration>PT35M36S</meta:editing-duration>
    <meta:editing-cycles>2</meta:editing-cycles>
    <meta:document-statistic meta:table-count="0" meta:image-count="0" meta:object-count="0" meta:page-count="1" meta:paragraph-count="22" meta:word-count="196" meta:character-count="1210" meta:non-whitespace-character-count="1046"/>
  </office:meta>
</office:document-meta>
</file>